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mbri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text-properties style:font-name="Cambria" fo:font-weight="bold" style:font-weight-asian="bold" style:font-weight-complex="bold" fo:font-size="10pt" style:font-size-asian="10pt" style:font-size-complex="10pt"/>
    </style:style>
    <style:style style:name="P3" style:parent-style-name="Standard" style:list-style-name="LFO1" style:family="paragraph">
      <style:text-properties style:font-name="Cambria" fo:font-size="10pt" style:font-size-asian="10pt" style:font-size-complex="10pt"/>
    </style:style>
    <style:style style:name="P4" style:parent-style-name="Standard" style:list-style-name="LFO1" style:family="paragraph">
      <style:text-properties style:font-name="Cambria" fo:font-size="10pt" style:font-size-asian="10pt" style:font-size-complex="10pt"/>
    </style:style>
    <style:style style:name="P5" style:parent-style-name="Standard" style:list-style-name="LFO1" style:family="paragraph">
      <style:text-properties style:font-name="Cambria" fo:font-size="10pt" style:font-size-asian="10pt" style:font-size-complex="10pt"/>
    </style:style>
    <style:style style:name="P6" style:parent-style-name="Standard" style:list-style-name="LFO1" style:family="paragraph">
      <style:text-properties style:font-name="Cambria" fo:font-size="10pt" style:font-size-asian="10pt" style:font-size-complex="10pt"/>
    </style:style>
    <style:style style:name="P7" style:parent-style-name="Standard" style:list-style-name="LFO1" style:family="paragraph">
      <style:text-properties style:font-name="Cambria" fo:font-size="10pt" style:font-size-asian="10pt" style:font-size-complex="10pt"/>
    </style:style>
    <style:style style:name="P8" style:parent-style-name="Standard" style:list-style-name="LFO1" style:family="paragraph">
      <style:text-properties style:font-name="Cambria" fo:font-size="10pt" style:font-size-asian="10pt" style:font-size-complex="10pt"/>
    </style:style>
    <style:style style:name="P9" style:parent-style-name="Standard" style:list-style-name="LFO1" style:family="paragraph">
      <style:text-properties style:font-name="Cambria" fo:font-size="10pt" style:font-size-asian="10pt" style:font-size-complex="10pt"/>
    </style:style>
    <style:style style:name="P10" style:parent-style-name="Standard" style:list-style-name="LFO1" style:family="paragraph">
      <style:text-properties style:font-name="Cambria" fo:font-size="10pt" style:font-size-asian="10pt" style:font-size-complex="10pt"/>
    </style:style>
    <style:style style:name="P11" style:parent-style-name="Standard" style:list-style-name="LFO1" style:family="paragraph">
      <style:text-properties style:font-name="Cambria" fo:font-size="10pt" style:font-size-asian="10pt" style:font-size-complex="10pt"/>
    </style:style>
    <style:style style:name="P12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13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4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5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6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7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8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19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0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1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2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3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4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5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26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7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8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30" style:parent-style-name="Standard" style:family="paragraph">
      <style:paragraph-properties fo:margin-left="1.5in">
        <style:tab-stops/>
      </style:paragraph-properties>
    </style:style>
    <style:style style:name="T31" style:parent-style-name="Основнойшрифтабзаца" style:family="text">
      <style:text-properties style:font-name="Cambria" fo:font-size="10pt" style:font-size-asian="10pt" style:font-size-complex="10pt"/>
    </style:style>
    <style:style style:name="T32" style:parent-style-name="Основнойшрифтабзаца" style:family="text">
      <style:text-properties style:font-name="Cambria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Cambria" fo:font-size="10pt" style:font-size-asian="10pt" style:font-size-complex="10pt"/>
    </style:style>
    <style:style style:name="P34" style:parent-style-name="Standard" style:list-style-name="LFO1" style:family="paragraph">
      <style:text-properties style:font-name="Cambria" fo:font-size="10pt" style:font-size-asian="10pt" style:font-size-complex="10pt"/>
    </style:style>
    <style:style style:name="P35" style:parent-style-name="Standard" style:family="paragraph">
      <style:text-properties style:font-name="Cambria" fo:font-size="10pt" style:font-size-asian="10pt" style:font-size-complex="10pt"/>
    </style:style>
  </office:automatic-styles>
  <office:body>
    <office:text text:use-soft-page-breaks="true">
      <text:p text:style-name="P1">Создание персонажа</text:p>
      <text:p text:style-name="P2"/>
      <text:list text:style-name="LFO1" text:continue-numbering="true">
        <text:list-item>
          <text:p text:style-name="P3">Выбрать расу</text:p>
        </text:list-item>
        <text:list-item>
          <text:p text:style-name="P4">Выбрать Знак рождения</text:p>
        </text:list-item>
        <text:list-item>
          <text:p text:style-name="P5">Выбрать 10 навыков из списка, они будут помечены как Главные, назвать Профессией</text:p>
        </text:list-item>
        <text:list-item>
          <text:p text:style-name="P6">Выбрать из<text:s/>Главных<text:s/>навыков<text:s/>четыре<text:s/>разных, которые<text:s/>сразу<text:s/>получат<text:s/>+1 ранг, и<text:s/>три<text:s/>других, которые получат<text:s/>+2 ранг<text:s/>(при создании персонажа ни один навык, даже с расовым бонусом, не может превысить 2 ранг)</text:p>
        </text:list-item>
        <text:list-item>
          <text:p text:style-name="P7">Выбрать три Атрибута, которые получают +1 рейтинга (можно несколько раз один и тот же)</text:p>
        </text:list-item>
        <text:list-item>
          <text:p text:style-name="P8">Определить Мотивацию:<text:s/>Достоинство,<text:s/>Недостаток, Желание, Страх</text:p>
        </text:list-item>
        <text:list-item>
          <text:p text:style-name="P9">Выбрать имя или прозвище</text:p>
        </text:list-item>
        <text:list-item>
          <text:p text:style-name="P10">Определить внешность:<text:s/>возраст, прическа, глаза, телосложение, особенности</text:p>
        </text:list-item>
        <text:list-item>
          <text:p text:style-name="P11">Выбрать стартовое снаряжение:</text:p>
        </text:list-item>
      </text:list>
      <text:p text:style-name="P12">Оружие (выберите один вариант):<text:s/><text:tab/></text:p>
      <text:p text:style-name="P13">а) двуручное оружие (двуручный меч, двуручный топор, молот),</text:p>
      <text:p text:style-name="P14">б)<text:s/>щит и<text:s/>одноручное<text:s/>оружие<text:s/>(длинный<text:s/>меч,<text:s/>боевой<text:s/>топор, палица, копье),</text:p>
      <text:p text:style-name="P15">в) два<text:s/>одноручных оружия (короткий меч, топор,<text:s/>булава, копье),</text:p>
      <text:p text:style-name="P16">г) короткий лук<text:s/>и колчан стрел</text:p>
      <text:p text:style-name="P17">д) 100 септимов</text:p>
      <text:p text:style-name="P18">Доспехи (выберите один вариант):</text:p>
      <text:p text:style-name="P19">а) кожаная броня</text:p>
      <text:p text:style-name="P20">б) воровские обмотки</text:p>
      <text:p text:style-name="P21">в) кираса</text:p>
      <text:p text:style-name="P22">г) роба подмастерья</text:p>
      <text:p text:style-name="P23">д) гражданская одежда</text:p>
      <text:p text:style-name="P24">е) 100 септимов</text:p>
      <text:p text:style-name="P25">Снаряжение (Базовый набор путешественника, а также выберите один вариант):<text:tab/></text:p>
      <text:p text:style-name="P26">а)<text:s/>специальное<text:s/>походное снаряжение (веревка<text:s/>с крюком, фонарь, мешочек с шариками, алхимический огонь)</text:p>
      <text:p text:style-name="P27">б) профессиональные инструменты (отмычки, алхимические ингредиенты,<text:s/>базовые зачарования или инструменты)<text:line-break/>г) набор зелий и свитков (исцеляющее,<text:s/>одно случайное<text:s/>зелье, один случайный свиток)</text:p>
      <text:p text:style-name="P28">д) 100 септимов</text:p>
      <text:p text:style-name="P29">Деньги:</text:p>
      <text:p text:style-name="P30"><text:span text:style-name="T31">1</text:span><text:span text:style-name="T32">d</text:span><text:span text:style-name="T33">100 септимов</text:span></text:p>
      <text:list text:style-name="LFO1" text:continue-numbering="true">
        <text:list-item>
          <text:p text:style-name="P34">Рассчитать вторичные характеристики:<text:s/>Запас сил, Здоровье, Защита, Поглощение, Вес</text:p>
        </text:list-item>
      </text:list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K</meta:initial-creator>
    <dc:creator>DIK</dc:creator>
    <meta:creation-date>2023-02-06T17:24:00Z</meta:creation-date>
    <dc:date>2023-04-16T15:42:00Z</dc:date>
    <meta:template xlink:href="Normal.dotm" xlink:type="simple"/>
    <meta:editing-cycles>14</meta:editing-cycles>
    <meta:editing-duration>PT36720S</meta:editing-duration>
    <meta:document-statistic meta:page-count="1" meta:paragraph-count="3" meta:word-count="226" meta:character-count="1515" meta:row-count="10" meta:non-whitespace-character-count="1292"/>
  </office:meta>
</office:document-meta>
</file>